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65420" officeooo:paragraph-rsid="00165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readout of stereo meter programmatically.</text:p>
      <text:p text:style-name="P1"/>
      <text:p text:style-name="P1">00:00.000 - 00:02.000 <text:s/>silence</text:p>
      <text:p text:style-name="P1"/>
      <text:p text:style-name="P1">00:02.000 - 00:05.000 <text:s/>sine waves (1 kHz)</text:p>
      <text:p text:style-name="P1"><text:s text:c="23"/>left channel: <text:s/>-12.00 dBFS (100 %)</text:p>
      <text:p text:style-name="P1"><text:s text:c="23"/>right channel: <text:s/>muted <text:s text:c="5"/>( <text:s/>0 %)</text:p>
      <text:p text:style-name="P1"/>
      <text:p text:style-name="P1"><text:s text:c="23"/>[stereo meter should read -1.00]</text:p>
      <text:p text:style-name="P1"/>
      <text:p text:style-name="P1">00:05.000 - 00:07.000 <text:s/>silence</text:p>
      <text:p text:style-name="P1"/>
      <text:p text:style-name="P1">00:07.000 - 00:10.000 <text:s/>sine waves (1 kHz)</text:p>
      <text:p text:style-name="P1"><text:s text:c="23"/>left channel: <text:s/>-12.00 dBFS (100 %)</text:p>
      <text:p text:style-name="P1"><text:s text:c="23"/>right channel: -18.02 dBFS ( 50 %)</text:p>
      <text:p text:style-name="P1"/>
      <text:p text:style-name="P1"><text:s text:c="23"/>[stereo meter should read -0.50]</text:p>
      <text:p text:style-name="P1"/>
      <text:p text:style-name="P1">00:10.000 - 00:12.000 <text:s/>silence</text:p>
      <text:p text:style-name="P1"/>
      <text:p text:style-name="P1">00:12.000 - 00:15.000 <text:s/>sine waves (1 kHz)</text:p>
      <text:p text:style-name="P1"><text:s text:c="23"/>left channel: <text:s/>-12.00 dBFS (100 %)</text:p>
      <text:p text:style-name="P1"><text:s text:c="23"/>right channel: -12.00 dBFS (100 %)</text:p>
      <text:p text:style-name="P1"/>
      <text:p text:style-name="P1"><text:s text:c="23"/>[stereo meter should read <text:s/>0.00]</text:p>
      <text:p text:style-name="P1"/>
      <text:p text:style-name="P1">00:15.000 - 00:17.000 <text:s/>silence</text:p>
      <text:p text:style-name="P1"/>
      <text:p text:style-name="P1">00:17.000 - 00:20.000 <text:s/>sine waves (1 kHz)</text:p>
      <text:p text:style-name="P1"><text:s text:c="23"/>left channel: <text:s/>-18.02 dBFS ( 50 %)</text:p>
      <text:p text:style-name="P1"><text:s text:c="23"/>right channel: -12.00 dBFS (100 %)</text:p>
      <text:p text:style-name="P1"/>
      <text:p text:style-name="P1"><text:s text:c="23"/>[stereo meter should read +0.50]</text:p>
      <text:p text:style-name="P1"/>
      <text:p text:style-name="P1"><text:soft-page-break/>00:20.000 - 00:22.000 <text:s/>silence</text:p>
      <text:p text:style-name="P1"/>
      <text:p text:style-name="P1">00:22.000 - 00:25.000 <text:s/>sine waves (1 kHz)</text:p>
      <text:p text:style-name="P1"><text:s text:c="23"/>left channel: <text:s text:c="2"/>muted <text:s text:c="5"/>( <text:s/>0 %)</text:p>
      <text:p text:style-name="P1"><text:s text:c="23"/>right channel: -12.00 dBFS (100 %)</text:p>
      <text:p text:style-name="P1"/>
      <text:p text:style-name="P1"><text:s text:c="23"/>[stereo meter should read +1.00]</text:p>
      <text:p text:style-name="P1"/>
      <text:p text:style-name="P1">00:25.000 - 00:27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stereo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x] Stereo meter value</text:p>
      <text:p text:style-name="P1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22:19:16</dc:date>
    <dc:creator>Martin Zuther</dc:creator>
    <meta:generator>OpenOffice.org/3.2$Unix OpenOffice.org_project/320m19$Build-9505</meta:generator>
    <meta:editing-duration>PT00H00M17S</meta:editing-duration>
    <meta:editing-cycles>2</meta:editing-cycles>
    <meta:document-statistic meta:table-count="0" meta:image-count="0" meta:object-count="0" meta:page-count="2" meta:paragraph-count="56" meta:word-count="322" meta:character-count="2596"/>
  </office:meta>
</office:document-meta>
</file>